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3584783" calcext:value-type="float">
            <text:p>3584783</text:p>
          </table:table-cell>
          <table:table-cell office:value-type="string" calcext:value-type="string">
            <text:p>milissegun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12457" calcext:value-type="float">
            <text:p>1112457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46905" calcext:value-type="float">
            <text:p>1146905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15966" calcext:value-type="float">
            <text:p>1215966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72443" calcext:value-type="float">
            <text:p>97244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1443" calcext:value-type="float">
            <text:p>94144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82024" calcext:value-type="float">
            <text:p>982024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69644" calcext:value-type="float">
            <text:p>969644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45146" calcext:value-type="float">
            <text:p>1045146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99569" calcext:value-type="float">
            <text:p>999569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10622" calcext:value-type="float">
            <text:p>1210622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82333" calcext:value-type="float">
            <text:p>98233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9251" calcext:value-type="float">
            <text:p>949251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11217" calcext:value-type="float">
            <text:p>1011217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70715" calcext:value-type="float">
            <text:p>970715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33481" calcext:value-type="float">
            <text:p>933481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67431" calcext:value-type="float">
            <text:p>1067431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1183" calcext:value-type="float">
            <text:p>94118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62693" calcext:value-type="float">
            <text:p>96269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14725" calcext:value-type="float">
            <text:p>1014725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9021" calcext:value-type="float">
            <text:p>949021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09497" calcext:value-type="float">
            <text:p>1109497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36887" calcext:value-type="float">
            <text:p>936887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55135" calcext:value-type="float">
            <text:p>955135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95707" calcext:value-type="float">
            <text:p>995707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86698" calcext:value-type="float">
            <text:p>986698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58138" calcext:value-type="float">
            <text:p>958138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60888" calcext:value-type="float">
            <text:p>960888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4382" calcext:value-type="float">
            <text:p>944382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54380" calcext:value-type="float">
            <text:p>954380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96801" calcext:value-type="float">
            <text:p>996801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72308" calcext:value-type="float">
            <text:p>1072308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2201" calcext:value-type="float">
            <text:p>1172201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23642" calcext:value-type="float">
            <text:p>1123642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58490" calcext:value-type="float">
            <text:p>1058490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74205" calcext:value-type="float">
            <text:p>1074205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01841" calcext:value-type="float">
            <text:p>1001841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77757" calcext:value-type="float">
            <text:p>977757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67624" calcext:value-type="float">
            <text:p>967624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24886" calcext:value-type="float">
            <text:p>924886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32695" calcext:value-type="float">
            <text:p>932695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17751" calcext:value-type="float">
            <text:p>1217751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6577" calcext:value-type="float">
            <text:p>1196577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45083" calcext:value-type="float">
            <text:p>945083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50149" calcext:value-type="float">
            <text:p>950149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27493" calcext:value-type="float">
            <text:p>1127493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66712" calcext:value-type="float">
            <text:p>966712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30812" calcext:value-type="float">
            <text:p>930812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092722" calcext:value-type="float">
            <text:p>1092722</text:p>
          </table:table-cell>
          <table:table-cell office:value-type="string" calcext:value-type="string">
            <text:p>milissegun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971544" calcext:value-type="float">
            <text:p>971544</text:p>
          </table:table-cell>
          <table:table-cell office:value-type="string" calcext:value-type="string">
            <text:p>milissegun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0.44" calcext:value-type="float">
            <text:p>0,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2.12132034355964" calcext:value-type="float">
            <text:p>2,121320343559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0.3" calcext:value-type="float">
            <text:p>0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9:19.4180865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0:58.966026368</meta:creation-date>
    <dc:date>2019-06-07T20:39:37.387719207</dc:date>
    <meta:editing-duration>PT1M22S</meta:editing-duration>
    <meta:editing-cycles>2</meta:editing-cycles>
    <meta:generator>LibreOffice/6.0.6.2$Linux_X86_64 LibreOffice_project/00m0$Build-2</meta:generator>
    <meta:document-statistic meta:table-count="1" meta:cell-count="258" meta:object-count="0"/>
  </office:meta>
</office:document-meta>
</file>